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7ab4" officeooo:paragraph-rsid="00067a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' {$STAMP BS2}</text:p>
      <text:p text:style-name="P1">' {$PBASIC 2.5}</text:p>
      <text:p text:style-name="P1"/>
      <text:p text:style-name="P1"/>
      <text:p text:style-name="P1">PAUSE 500</text:p>
      <text:p text:style-name="P1">COUNTER VAR Word <text:s text:c="8"/>'34 straight</text:p>
      <text:p text:style-name="P1"><text:s text:c="4"/>FOR counter = 1 TO 194</text:p>
      <text:p text:style-name="P1">PULSOUT 13, <text:s/>850</text:p>
      <text:p text:style-name="P1">PULSOUT 12, 650</text:p>
      <text:p text:style-name="P1">PAUSE 20</text:p>
      <text:p text:style-name="P1">NEXT</text:p>
      <text:p text:style-name="P1">PAUSE 500</text:p>
      <text:p text:style-name="P1"/>
      <text:p text:style-name="P1"/>
      <text:p text:style-name="P1">FOR counter = 1 TO 35 <text:s text:c="3"/>'turn 45 degrees</text:p>
      <text:p text:style-name="P1">PULSOUT 13, 650</text:p>
      <text:p text:style-name="P1">PULSOUT 12, 720</text:p>
      <text:p text:style-name="P1">PAUSE 20</text:p>
      <text:p text:style-name="P1">NEXT</text:p>
      <text:p text:style-name="P1">PAUSE 500</text:p>
      <text:p text:style-name="P1"/>
      <text:p text:style-name="P1">FOR counter = 1 TO 137 <text:s text:c="11"/>' 24 straight</text:p>
      <text:p text:style-name="P1">PULSOUT 13, <text:s/>850</text:p>
      <text:p text:style-name="P1">PULSOUT 12, 650</text:p>
      <text:p text:style-name="P1">PAUSE 20</text:p>
      <text:p text:style-name="P1">NEXT</text:p>
      <text:p text:style-name="P1"/>
      <text:p text:style-name="P1"/>
      <text:p text:style-name="P1">FOR counter = 1 TO 24 <text:s text:c="13"/>'' turn 90 degrees</text:p>
      <text:p text:style-name="P1">PULSOUT 13, 850</text:p>
      <text:p text:style-name="P1">PULSOUT 12, 770</text:p>
      <text:p text:style-name="P1">PAUSE 20</text:p>
      <text:p text:style-name="P1">NEXT</text:p>
      <text:p text:style-name="P1"/>
      <text:p text:style-name="P1">FOR counter = 1 TO 137 <text:s text:c="11"/>' 24 straight</text:p>
      <text:p text:style-name="P1">PULSOUT 13, <text:s/>850</text:p>
      <text:p text:style-name="P1">PULSOUT 12, 650</text:p>
      <text:p text:style-name="P1">PAUSE 20</text:p>
      <text:p text:style-name="P1">NEXT</text:p>
      <text:p text:style-name="P1"/>
      <text:p text:style-name="P1"/>
      <text:p text:style-name="P1">FOR counter = 1 TO 24 <text:s text:c="13"/>'' turn 90 degrees</text:p>
      <text:p text:style-name="P1">PULSOUT 13, 850</text:p>
      <text:p text:style-name="P1">PULSOUT 12, 770</text:p>
      <text:p text:style-name="P1">PAUSE 20</text:p>
      <text:p text:style-name="P1">NEXT</text:p>
      <text:p text:style-name="P1"/>
      <text:p text:style-name="P1"><text:s text:c="40"/>'veer right</text:p>
      <text:p text:style-name="P1">FOR counter = 1 TO 350</text:p>
      <text:p text:style-name="P1"><text:soft-page-break/>PULSOUT 13, 783</text:p>
      <text:p text:style-name="P1">PULSOUT 12, 649</text:p>
      <text:p text:style-name="P1">PAUSE 20</text:p>
      <text:p text:style-name="P1">NEXT</text:p>
      <text:p text:style-name="P1">PAUSE 500</text:p>
      <text:p text:style-name="P1">FOR counter = 1 TO 5 <text:s text:c="20"/>'' turn 90 degrees (quick path fix)</text:p>
      <text:p text:style-name="P1">PULSOUT 13, 650</text:p>
      <text:p text:style-name="P1">PULSOUT 12, 720</text:p>
      <text:p text:style-name="P1">PAUSE 20</text:p>
      <text:p text:style-name="P1">NEXT</text:p>
      <text:p text:style-name="P1"><text:s text:c="6"/>FOR counter = 1 TO 390</text:p>
      <text:p text:style-name="P1">PULSOUT 13, 783</text:p>
      <text:p text:style-name="P1">PULSOUT 12, 649</text:p>
      <text:p text:style-name="P1">PAUSE 20</text:p>
      <text:p text:style-name="P1">NEXT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2:31:53.116000000</meta:creation-date>
    <dc:date>2016-10-14T12:33:35.046000000</dc:date>
    <meta:editing-duration>PT1M42S</meta:editing-duration>
    <meta:editing-cycles>1</meta:editing-cycles>
    <meta:document-statistic meta:table-count="0" meta:image-count="0" meta:object-count="0" meta:page-count="2" meta:paragraph-count="54" meta:word-count="181" meta:character-count="930" meta:non-whitespace-character-count="671"/>
    <meta:generator>LibreOffice/5.1.4.2$Windows_x86 LibreOffice_project/f99d75f39f1c57ebdd7ffc5f42867c12031db97a</meta:generator>
  </office:meta>
</office:document-meta>
</file>